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84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17.113cm"/>
    </style:style>
    <style:style style:name="co4" style:family="table-column">
      <style:table-column-properties fo:break-before="auto" style:column-width="6.9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ilation_errors_re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est_suit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tackArrayGrok_COC1T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sertEquals(0, stack.top);</text:p>
          </table:table-cell>
          <table:table-cell office:value-type="string" calcext:value-type="string">
            <text:p>top has private access in StackArray</text:p>
          </table:table-cell>
        </table:table-row>
        <table:table-row table:style-name="ro1">
          <table:table-cell office:value-type="string" calcext:value-type="string">
            <text:p>StackArrayGrok_COC1T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ertEquals(0, stack.top);</text:p>
          </table:table-cell>
          <table:table-cell office:value-type="string" calcext:value-type="string">
            <text:p>top has private access in StackArray</text:p>
          </table:table-cell>
        </table:table-row>
        <table:table-row table:style-name="ro1">
          <table:table-cell office:value-type="string" calcext:value-type="string">
            <text:p>StackArrayGrok_COC1Te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sertEquals(1, stack.top);</text:p>
          </table:table-cell>
          <table:table-cell office:value-type="string" calcext:value-type="string">
            <text:p>top has private access in StackArray</text:p>
          </table:table-cell>
        </table:table-row>
        <table:table-row table:style-name="ro1">
          <table:table-cell office:value-type="string" calcext:value-type="string">
            <text:p>StackArrayGrok_COC1Te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sertEquals(2, stack.maxSize);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Grok_COC3Te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sertEquals(4, stack.maxSize);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Grok_POT5T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ssertEquals(4, stack.maxSize); // Assuming maxSize is accessible or inferred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Llama_COC1Te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sertEquals(4, stack.maxSize); // Note: maxSize is private, you may need to add a getter for this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Llama_COC2Te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sertEquals(4, stack.maxSize); // Note: maxSize is private, you may need to add a getter for this to work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Llama_COC3Te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sertEquals(4, stack.maxSize); // Note: maxSize is private, you may need to add a getter for this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Llama_COC4Te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sertEquals(4, stack.maxSize); // Note: maxSize is private, you may need to add a getter for this to work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Llama_COC5Te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sertEquals(4, stack.maxSize); // Note: maxSize is private, you may need to add a getter for this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Llama_OS3Te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ssertEquals(4, stack.maxSize); // Note: maxSize is not public, this won't compile</text:p>
          </table:table-cell>
          <table:table-cell office:value-type="string" calcext:value-type="string">
            <text:p>maxSize has private access in StackArray</text:p>
          </table:table-cell>
        </table:table-row>
        <table:table-row table:style-name="ro1">
          <table:table-cell office:value-type="string" calcext:value-type="string">
            <text:p>StackArrayLlama_POT1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lass, interface, enum, or record expected</text:p>
          </table:table-cell>
        </table:table-row>
        <table:table-row table:style-name="ro1">
          <table:table-cell office:value-type="string" calcext:value-type="string">
            <text:p>StackArrayLlama_POT2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lass, interface, enum, or record expected</text:p>
          </table:table-cell>
        </table:table-row>
        <table:table-row table:style-name="ro1">
          <table:table-cell office:value-type="string" calcext:value-type="string">
            <text:p>StackArrayLlama_POT3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lass, interface, enum, or record expected</text:p>
          </table:table-cell>
        </table:table-row>
        <table:table-row table:style-name="ro1">
          <table:table-cell office:value-type="string" calcext:value-type="string">
            <text:p>StackArrayLlama_POT4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lass, interface, enum, or record expected</text:p>
          </table:table-cell>
        </table:table-row>
        <table:table-row table:style-name="ro1">
          <table:table-cell office:value-type="string" calcext:value-type="string">
            <text:p>StackArrayLlama_POT5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lass, interface, enum, or record expected</text:p>
          </table:table-cell>
        </table:table-row>
        <table:table-row table:style-name="ro1">
          <table:table-cell office:value-type="string" calcext:value-type="string">
            <text:p>StackArrayQwen_POT4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lass, interface, enum, or record expec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6T19:10:46.739226347</dc:date>
    <meta:editing-duration>PT32S</meta:editing-duration>
    <meta:editing-cycles>1</meta:editing-cycles>
    <meta:document-statistic meta:table-count="1" meta:cell-count="76" meta:object-count="0"/>
    <meta:generator>LibreOffice/24.2.7.2$Linux_X86_64 LibreOffice_project/420$Build-2</meta:generator>
  </office:meta>
</office:document-meta>
</file>